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1">
      <style:paragraph-properties fo:padding="0.049cm" fo:border="0.002cm solid #e3e3e3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Pogodba o najemu šotora</text:span></text:p>
      <text:p text:style-name="P1"><text:span text:style-name="Strong_20_Emphasis"/></text:p>
      <text:p text:style-name="P1"><text:span text:style-name="Strong_20_Emphasis"/></text:p>
      <text:p text:style-name="P1">Najemodajalec: <text:span text:style-name="T2"><text:s/></text:span><text:span text:style-name="T1">Tomaž Vrabelj s.p., Mota 20, 9240 Ljutomer</text:span><text:span text:style-name="T2">____________________</text:span> <text:s text:c="5"/><text:tab/><text:tab/><text:tab/> <text:s text:c="2"/>(Naziv in naslov najemodajalca)</text:p>
      <text:p text:style-name="P1">Najemnik: ____________________________________________________________ <text:tab/><text:tab/><text:tab/><text:tab/> <text:s text:c="2"/>(Ime in naslov najemnika)</text:p>
      <text:p text:style-name="P1"><text:span text:style-name="Strong_20_Emphasis"/></text:p>
      <text:p text:style-name="P1"><text:span text:style-name="Strong_20_Emphasis">Predmet pogodbe:</text:span></text:p>
      <text:p text:style-name="P1">Najem šotora: <text:span text:style-name="T2">_</text:span><text:span text:style-name="T2">___________________________</text:span></text:p>
      <text:p text:style-name="P1">Opis: Najemodajalec se strinja, da bo najel šotor najemniku za določeno obdobje in pod pogoji, navedenimi v tej pogodbi.</text:p>
      <text:p text:style-name="P1"><text:span text:style-name="Strong_20_Emphasis"/></text:p>
      <text:p text:style-name="P1"><text:span text:style-name="Strong_20_Emphasis">Pogoji najema:</text:span></text:p>
      <text:list xml:id="list9167820646255611955" text:style-name="L1">
        <text:list-item>
          <text:p text:style-name="P2"><text:span text:style-name="Strong_20_Emphasis">Trajanje najema:</text:span> Najemnik bo šotor najel za obdobje od ___________________ <text:s text:c="16"/>do_________________.</text:p>
        </text:list-item>
        <text:list-item>
          <text:p text:style-name="P2"><text:span text:style-name="Strong_20_Emphasis">Plačilo:</text:span> Najemnik se strinja, da bo plačal najemodajalcu znesek _______________ za najem šotora v celoti do _________________.</text:p>
        </text:list-item>
        <text:list-item>
          <text:p text:style-name="P2"><text:span text:style-name="Strong_20_Emphasis">Varnostna kavcija:</text:span> Najemnik bo plačal varščino v višini _____________ ob podpisu te pogodbe. Varščina se bo vrnila najemniku ob koncu najema, če šotor ni poškodovan in je vrnjen v prvotnem stanju.</text:p>
        </text:list-item>
        <text:list-item>
          <text:p text:style-name="P2"><text:span text:style-name="Strong_20_Emphasis">Uporaba šotora:</text:span> Najemnik se strinja, da bo šotor uporabljal le za namene, dogovorjene v tej pogodbi, in da ne bo spreminjal ali poškodoval šotora.</text:p>
        </text:list-item>
        <text:list-item>
          <text:p text:style-name="P2"><text:span text:style-name="Strong_20_Emphasis">Odgovornost za škodo:</text:span> Najemnik je odgovoren za kakršnokoli škodo, ki bi nastala šotoru med najemom, razen normalne obrabe.</text:p>
        </text:list-item>
        <text:list-item>
          <text:p text:style-name="P2"><text:span text:style-name="Strong_20_Emphasis">Vrnitev šotora:</text:span> Najemnik se strinja, da bo šotor vrnil najemodajalcu v stanju, v katerem je bil ob prevzemu, razen normalne obrabe.</text:p>
        </text:list-item>
      </text:list>
      <text:p text:style-name="P1"><text:span text:style-name="Strong_20_Emphasis">Določbe:</text:span></text:p>
      <text:list xml:id="list6097693109082490916" text:style-name="L2">
        <text:list-item>
          <text:p text:style-name="P3"><text:span text:style-name="Strong_20_Emphasis">Preklic ali sprememba pogodbe:</text:span> Vsaka sprememba ali preklic te pogodbe mora biti v pisni obliki in podpisana s strani obeh strank.</text:p>
        </text:list-item>
        <text:list-item>
          <text:p text:style-name="P3"><text:span text:style-name="Strong_20_Emphasis">Veljavno pravo:</text:span> Ta pogodba je sklenjena v skladu z zakoni Republike Slovenije, ki urejajo najemne pogodbe.</text:p>
        </text:list-item>
      </text:list>
      <text:p text:style-name="P1"><text:span text:style-name="Strong_20_Emphasis"/></text:p>
      <text:p text:style-name="P1"><text:span text:style-name="Strong_20_Emphasis">Podpisi:</text:span></text:p>
      <text:p text:style-name="P1">S to pogodbo se strinjajo:</text:p>
      <text:p text:style-name="P1">Najemodajalec: _______________________</text:p>
      <text:p text:style-name="P1">Najemnik: _______________________</text:p>
      <text:p text:style-name="P1">Datum: _______________________</text:p>
      <text:p text:style-name="P1">Podpis najemodajalca in najemnika potrjuje njuno soglasje k pogojem te pogodb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4T12:08:27.14</meta:creation-date>
    <dc:date>2024-04-24T12:29:21.79</dc:date>
    <meta:editing-duration>PT14M24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22" meta:word-count="239" meta:character-count="1744"/>
  </office:meta>
</office:document-meta>
</file>